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fo:font-size="11.1999998092651pt" style:font-size-asian="10.5pt"/>
    </style:style>
    <style:style style:name="P3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5" style:family="paragraph" style:parent-style-name="Standard">
      <style:paragraph-properties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6" style:family="paragraph" style:parent-style-name="Standard">
      <style:paragraph-properties style:text-autospace="none" style:writing-mode="lr-tb"/>
      <style:text-properties fo:font-size="11.1999998092651pt" fo:language="en" fo:country="US" style:font-size-asian="10.5pt" style:language-asian="en" style:country-asian="US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ris Durtschi</text:p>
      <text:p text:style-name="P3">CS4500</text:p>
      <text:p text:style-name="P3">Artificial Intelligence</text:p>
      <text:p text:style-name="P3">Ron Peterson</text:p>
      <text:p text:style-name="P6"/>
      <text:p text:style-name="P4">Chapter 9</text:p>
      <text:p text:style-name="P6"/>
      <text:p text:style-name="P5">9.2</text:p>
      <text:p text:style-name="P1">F(.9)</text:p>
      <text:p text:style-name="P1">B(-.8)</text:p>
      <text:p text:style-name="P1">G(.7)</text:p>
      <text:p text:style-name="P1"/>
      <text:p text:style-name="P1">F(.9) -&gt; A(.6)</text:p>
      <text:p text:style-name="P1">.9 * .6 = .54</text:p>
      <text:p text:style-name="P1">A(.54)</text:p>
      <text:p text:style-name="P1"/>
      <text:p text:style-name="P1">G(.7) -&gt; D(.8)</text:p>
      <text:p text:style-name="P1">.7 * .8 = .56</text:p>
      <text:p text:style-name="P1">D(.56)</text:p>
      <text:p text:style-name="P1"/>
      <text:p text:style-name="P1">A(.54) and not(B(-.8) -&gt; C(.9)</text:p>
      <text:p text:style-name="P1">A(.54) and B(.8) -&gt; C(.9)</text:p>
      <text:p text:style-name="P1">MIN(.54, .8) = .54</text:p>
      <text:p text:style-name="P1">.54 * .9 = .486</text:p>
      <text:p text:style-name="P1">C(.486)</text:p>
      <text:p text:style-name="P1"/>
      <text:p text:style-name="P1">C(.486) or D(.56) -&gt; E(.75)</text:p>
      <text:p text:style-name="P1">MAX(.485, .56) = .56</text:p>
      <text:p text:style-name="P1">.56 * .75 = .42</text:p>
      <text:p text:style-name="P1">E(.42)</text:p>
      <text:p text:style-name="P1"/>
      <text:p text:style-name="P5">9.15</text:p>
      <text:p text:style-name="P1">I want to go flying kites tomorrow, but Utah's unpredictable Spring weather may foil my plans. <text:s/>I flip on the news, and see the meteorologist predicts a thunderstorm tomorrow. <text:s/>Blast! <text:s/>The meteorologist has millions of dollars of expensive measuring equipment at his disposal, but can't always predict the weather with 100% accuracy. <text:s/>I'd estimate he is 80% reliable. <text:s/>After turning the TV off, I go outside to talk to the cooky old man who lives in a shack in my back yard. <text:s/>This old man is a dowser by trade, but applies his divination to the weather as well. <text:s/>From past experience, his weather predictions have been right about 50% of the time. <text:s/>After poking around in the air with his divining rod, the dowser claims that it will be a beautiful day tomorrow, perfect for flying kites. <text:s/>The meteorologist and the dowser can't both be right, but they're both equally plausible, given the unpredictability of the weather.</text:p>
      <text:p text:style-name="P1">The probability that only the meteorologist is reliable is 0.8 * (1.0 – 0.5) = 0.4</text:p>
      <text:p text:style-name="P1">The probability that only the dowser is reliable is 0.5 * (1.0 – 0.8) = 0.1</text:p>
      <text:p text:style-name="P1">The probability that they are both unreliable is 0.2 * 0.5 = 0.1</text:p>
      <text:p text:style-name="P1">The chance that at least one of them is unreliable is 0.6</text:p>
      <text:p text:style-name="P1">I'm hoping the dowser is right and it will be sunny. <text:s/>The chance of that is 0.1/0.6 = 0.1667</text:p>
      <text:p text:style-name="P2">The chance of <text:s/>bad weather is 0.4/0.6 = 0.6667</text:p>
      <text:p text:style-name="P2">My belief that it will be sunny tomorrow is 0.1667, and plausibility of it being sunny is 1.0 – my belief that it will be not sunny (1.0 – 0.6667 = 0.3333).</text:p>
      <text:p text:style-name="P2">So, my belief measure in my ability to go fly kites tomorrow is [0.1667, 0.3333]</text:p>
      <text:p text:style-name="P2">Guess I shouldn't get my hopes up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24T21:10:59</meta:creation-date>
    <dc:date>2009-03-25T01:38:04</dc:date>
    <dc:language>en-US</dc:language>
    <meta:editing-cycles>33</meta:editing-cycles>
    <meta:editing-duration>P5DT8H30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361" meta:character-count="1927"/>
  </office:meta>
</office:document-meta>
</file>